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5" table:content-validation-name="val1"/>
          <table:table-cell table:style-name="ce25" table:content-validation-name="val4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5" table:content-validation-name="val2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5" table:content-validation-name="val1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5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8]+[.P30]+[.P34]+[.P39]+[.P43]+[.P48]+[.P51]+[.P54]+[.P65]+[.P68]+[.P72]+[.P76]+[.P81]+[.P88]+[.P91]+[.P94]+[.P100]+[.P104])" office:value-type="float" office:value="60" calcext:value-type="float">
            <text:p>60</text:p>
          </table:table-cell>
          <table:table-cell table:style-name="ce14" table:formula="of:=ORG.LIBREOFFICE.RAWSUBTRACT( [.B113];10)" office:value-type="float" office:value="50" calcext:value-type="float">
            <text:p>50</text:p>
          </table:table-cell>
          <table:table-cell table:style-name="ce16" table:formula="of:=IF([.C113]&lt;=20;&quot;Very Low&quot;;IF([.C113]&lt;=40;&quot;Low&quot;;IF([.C113]&lt;60;&quot;Average&quot;;IF([.C113]&lt;80;&quot;High&quot;;&quot;Very High&quot;))))" office:value-type="string" office:string-value="Average" calcext:value-type="string">
            <text:p>Average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6]+[.P10]+[.P20]+[.P25]+[.P28]+[.P31]+[.P35]+[.P42]+[.P46]+[.P57]+[.P59]+[.P61]+[.P69]+[.P74]+[.P78]+[.P80]+[.P84]+[.P86]+[.P95]+[.P99])" office:value-type="float" office:value="60" calcext:value-type="float">
            <text:p>60</text:p>
          </table:table-cell>
          <table:table-cell table:style-name="ce14" table:formula="of:=ORG.LIBREOFFICE.RAWSUBTRACT( [.B114];10)" office:value-type="float" office:value="50" calcext:value-type="float">
            <text:p>50</text:p>
          </table:table-cell>
          <table:table-cell table:style-name="ce16" table:formula="of:=IF([.C114]&lt;=20;&quot;Very Low&quot;;IF([.C114]&lt;=40;&quot;Low&quot;;IF([.C114]&lt;60;&quot;Average&quot;;IF([.C114]&lt;80;&quot;High&quot;;&quot;Very High&quot;))))" office:value-type="string" office:string-value="Average" calcext:value-type="string">
            <text:p>Average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2]+[.P15]+[.P23]+[.P36]+[.P41]+[.P45]+[.P52]+[.P55]+[.P58]+[.P63]+[.P66]+[.P70]+[.P73]+[.P79]+[.P82]+[.P85]+[.P90]+[.P96]+[.P101])" office:value-type="float" office:value="60" calcext:value-type="float">
            <text:p>60</text:p>
          </table:table-cell>
          <table:table-cell table:style-name="ce14" table:formula="of:=ORG.LIBREOFFICE.RAWSUBTRACT( [.B115];10)" office:value-type="float" office:value="50" calcext:value-type="float">
            <text:p>50</text:p>
          </table:table-cell>
          <table:table-cell table:style-name="ce16" table:formula="of:=IF([.C115]&lt;=20;&quot;Very Low&quot;;IF([.C115]&lt;=40;&quot;Low&quot;;IF([.C115]&lt;60;&quot;Average&quot;;IF([.C115]&lt;80;&quot;High&quot;;&quot;Very High&quot;))))" office:value-type="string" office:string-value="Average" calcext:value-type="string">
            <text:p>Average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14]+[.P17]+[.P21]+[.P26]+[.P29]+[.P33]+[.P38]+[.P44]+[.P49]+[.P53]+[.P56]+[.P62]+[.P71]+[.P77]+[.P83]+[.P89]+[.P92]+[.P97]+[.P103])" office:value-type="float" office:value="60" calcext:value-type="float">
            <text:p>60</text:p>
          </table:table-cell>
          <table:table-cell table:style-name="ce14" table:formula="of:=ORG.LIBREOFFICE.RAWSUBTRACT( [.B116];10)" office:value-type="float" office:value="50" calcext:value-type="float">
            <text:p>50</text:p>
          </table:table-cell>
          <table:table-cell table:style-name="ce16" table:formula="of:=IF([.C116]&lt;=20;&quot;Very Low&quot;;IF([.C116]&lt;=40;&quot;Low&quot;;IF([.C116]&lt;60;&quot;Average&quot;;IF([.C116]&lt;80;&quot;High&quot;;&quot;Very High&quot;))))" office:value-type="string" office:string-value="Average" calcext:value-type="string">
            <text:p>Average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6]+[.P19]+[.P22]+[.P24]+[.P27]+[.P32]+[.P37]+[.P40]+[.P47]+[.P50]+[.P60]+[.P64]+[.P67]+[.P75]+[.P87]+[.P93]+[.P98]+[.P102])" office:value-type="float" office:value="60" calcext:value-type="float">
            <text:p>60</text:p>
          </table:table-cell>
          <table:table-cell table:style-name="ce14" table:formula="of:=ORG.LIBREOFFICE.RAWSUBTRACT( [.B117];10)" office:value-type="float" office:value="50" calcext:value-type="float">
            <text:p>50</text:p>
          </table:table-cell>
          <table:table-cell table:style-name="ce16" table:formula="of:=IF([.C117]&lt;=20;&quot;Very Low&quot;;IF([.C117]&lt;=40;&quot;Low&quot;;IF([.C117]&lt;60;&quot;Average&quot;;IF([.C117]&lt;80;&quot;High&quot;;&quot;Very High&quot;))))" office:value-type="string" office:string-value="Average" calcext:value-type="string">
            <text:p>Average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9:45:30.189073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7T20:42:50.312710742</dc:date>
    <meta:editing-duration>PT15H46M25S</meta:editing-duration>
    <meta:editing-cycles>50</meta:editing-cycles>
    <meta:document-statistic meta:table-count="1" meta:cell-count="1255" meta:object-count="0"/>
  </office:meta>
</office:document-meta>
</file>